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350000230AABE2C6A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.8957in" fo:margin-right="0in" fo:text-align="start" style:justify-single-word="false" fo:text-indent="0in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WW8Num7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Standard" style:list-style-name="WW8Num4">
      <style:paragraph-properties fo:margin-left="0.5in" fo:margin-right="0in" fo:text-align="start" style:justify-single-word="false" fo:text-indent="-0.25in" style:auto-text-indent="false"/>
    </style:style>
    <style:style style:name="P14" style:family="paragraph" style:parent-style-name="Standard" style:list-style-name="WW8Num4">
      <style:paragraph-properties fo:margin-left="0.5in" fo:margin-right="0in" fo:text-indent="-0.25in" style:auto-text-indent="false"/>
    </style:style>
    <style:style style:name="P15" style:family="paragraph" style:parent-style-name="Standard" style:list-style-name="WW8Num4">
      <style:paragraph-properties fo:margin-left="0in" fo:margin-right="0in" fo:text-align="start" style:justify-single-word="false" fo:text-indent="0in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margin-left="0in" fo:margin-right="0in" fo:margin-top="0in" fo:margin-bottom="0in" fo:line-height="100%" fo:text-align="center" fo:text-indent="0in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language="en" fo:country="US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US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2pt" fo:language="en" fo:country="US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ru" fo:country="RU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ff420e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ize-complex="14pt" style:font-style-complex="normal"/>
    </style:style>
    <style:style style:name="T2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3ff2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tact Map</text:p>
      <text:p text:style-name="Standard"><text:line-break/><text:span text:style-name="T1">1. </text:span><text:span text:style-name="T2">Introduction </text:span></text:p>
      <text:p text:style-name="P1"/>
      <text:p text:style-name="P3">Us interests question :</text:p>
      <text:p text:style-name="P3">Is there a species with a given bound?</text:p>
      <text:p text:style-name="Standard"><text:span text:style-name="T2"><text:line-break/></text:span><text:span text:style-name="T1">2. </text:span><text:span text:style-name="T2">Definitions </text:span></text:p>
      <text:p text:style-name="P3"/>
      <text:p text:style-name="P4"><text:span text:style-name="T14">Contact Map</text:span> – the map that contains singles copies of each type of agents, and shows all the <text:s/>connections of sites during the simulation process. The <text:span text:style-name="T14">LinkState</text:span> of the site on this map can contain more than one <text:span text:style-name="T14">LinkedSite.</text:span> </text:p>
      <text:p text:style-name="Standard"><text:span text:style-name="T2"><text:line-break/></text:span><text:span text:style-name="T1">3. </text:span><text:span text:style-name="T2">Input Data</text:span></text:p>
      <text:p text:style-name="P1"/>
      <text:p text:style-name="Standard"><text:span text:style-name="T7">Kappa model</text:span><text:span text:style-name="T8"> – </text:span><text:span text:style-name="T5">the file with the system model that contains the set of “Rules” and represents the initial system condition. </text:span><text:span text:style-name="T2"><text:line-break/></text:span></text:p>
      <text:p text:style-name="Standard"><text:span text:style-name="T1">4. </text:span><text:span text:style-name="T2">Goal </text:span></text:p>
      <text:p text:style-name="P3"/>
      <text:p text:style-name="Standard"><text:span text:style-name="T5">The goal is to build the </text:span><text:span text:style-name="T10">C</text:span><text:span text:style-name="T3">ontact Map</text:span><text:span text:style-name="T8"> using the input data. </text:span><text:span text:style-name="T2"><text:line-break/></text:span></text:p>
      <text:p text:style-name="Standard"><text:span text:style-name="T1">5. </text:span><text:span text:style-name="T2">Solution</text:span></text:p>
      <text:p text:style-name="P3"/>
      <text:p text:style-name="Standard"><text:span text:style-name="T5">The idea is to built the </text:span><text:span text:style-name="T3">SubViews</text:span><text:span text:style-name="T5"> using the input data and fill the map in with the various </text:span><text:span text:style-name="T3">ContactMap</text:span><text:span text:style-name="T5"> </text:span><text:span text:style-name="T16">connections</text:span><text:span text:style-name="T17">.</text:span><text:span text:style-name="T18"> </text:span><text:span text:style-name="T2"><text:line-break/></text:span></text:p>
      <text:p text:style-name="Standard"><text:span text:style-name="T1">6. </text:span><text:span text:style-name="T2">Algorithm </text:span></text:p>
      <text:p text:style-name="P1"/>
      <text:list xml:id="list42472625" text:style-name="WW8Num7">
        <text:list-item>
          <text:p text:style-name="P12"><text:span text:style-name="T6">Build the</text:span><text:span text:style-name="T4"> </text:span><text:span text:style-name="T3">SubViews</text:span><text:span text:style-name="T5"> </text:span></text:p>
        </text:list-item>
        <text:list-item>
          <text:p text:style-name="P12"><text:span text:style-name="T6">Fill the </text:span><text:span text:style-name="T4">Contact Map</text:span><text:span text:style-name="T6"> in</text:span></text:p>
        </text:list-item>
      </text:list>
      <text:p text:style-name="P6"><text:span text:style-name="T9"><text:s text:c="19"/>- </text:span><text:span text:style-name="T6">Initialize </text:span><text:span text:style-name="T4">ContactMap</text:span><text:span text:style-name="T6"> (create one sample for each agent type) </text:span></text:p>
      <text:p text:style-name="P6"><text:span text:style-name="T9"><text:s text:c="19"/>- </text:span><text:span text:style-name="T6">For each </text:span><text:span text:style-name="T3">SubViews</text:span><text:span text:style-name="T5"> </text:span><text:span text:style-name="T4"><text:s/></text:span><text:span text:style-name="T6">from </text:span><text:span text:style-name="T3">SubViews </text:span><text:span text:style-name="T5">a</text:span><text:span text:style-name="T6">dd to </text:span><text:span text:style-name="T4">ContactMap </text:span><text:span text:style-name="T5"><text:s/></text:span><text:span text:style-name="T6">information about </text:span><text:span text:style-name="T4">linkState</text:span><text:span text:style-name="T6"> <text:s text:c="4"/></text:span></text:p>
      <text:p text:style-name="P7"><text:span text:style-name="T15">and</text:span><text:span text:style-name="T20"> </text:span><text:span text:style-name="T13">InternalState</text:span></text:p>
      <text:list xml:id="list42480196" text:style-name="L1">
        <text:list-header>
          <text:p text:style-name="P11"/>
        </text:list-header>
      </text:list>
      <text:p text:style-name="P2"/>
      <text:p text:style-name="P9">7. Examples</text:p>
      <text:p text:style-name="P3"/>
      <text:p text:style-name="P5">'AxBx' A(x),B(x) -&gt; A(x!1),B(x!1) @ 1.0</text:p>
      <text:p text:style-name="P5">'AyCy' A(y),C(y) -&gt; A(y!1),C(y!1) @ 1.0</text:p>
      <text:p text:style-name="P5">'Ax_Cxy_' A(x!_),C(x,y!_) -&gt; A(x!1),C(x!1,y!_) @ 1.0</text:p>
      <text:p text:style-name="P5"/>
      <text:p text:style-name="P5"># Initial Conditions:</text:p>
      <text:p text:style-name="P5">%init: 1 * (A(x,y),B(x),C(x,y))</text:p>
      <text:p text:style-name="P5"/>
      <text:p text:style-name="P8">The step-by-step process:</text:p>
      <text:list xml:id="list42470656" text:style-name="WW8Num4">
        <text:list-item>
          <text:p text:style-name="P14"><text:span text:style-name="T11">Retrieve the </text:span><text:span text:style-name="T19"><text:s/></text:span><text:span text:style-name="T3">SubViews</text:span><text:span text:style-name="T12"> </text:span><text:span text:style-name="T11">for this particular model.</text:span></text:p>
        </text:list-item>
      </text:list>
      <text:p text:style-name="P4"><draw:g text:anchor-type="paragraph" draw:z-index="0" draw:style-name="gr1"><draw:ellipse draw:style-name="gr2" draw:text-style-name="P17" svg:width="0.5906in" svg:height="0.5913in" svg:x="0in" svg:y="0.1965in"><text:p text:style-name="P16"><text:span text:style-name="T21">A</text:span></text:p></draw:ellipse><draw:circle draw:style-name="gr3" draw:text-style-name="P17" svg:width="0.3941in" svg:height="0.3941in" svg:x="0.1965in" svg:y="0in"><text:p text:style-name="P16"><text:span text:style-name="T21">x</text:span></text:p></draw:circle><draw:ellipse draw:style-name="gr2" draw:text-style-name="P17" svg:width="0.5906in" svg:height="0.5913in" svg:x="0.7874in" svg:y="0.1965in"><text:p text:style-name="P16"><text:span text:style-name="T21">A</text:span></text:p></draw:ellipse><draw:circle draw:style-name="gr3" draw:text-style-name="P17" svg:width="0.3941in" svg:height="0.3941in" svg:x="0.9839in" svg:y="0in"><text:p text:style-name="P16"><text:span text:style-name="T21">y</text:span></text:p></draw:circle><draw:ellipse draw:style-name="gr2" draw:text-style-name="P17" svg:width="0.5906in" svg:height="0.5913in" svg:x="1.5752in" svg:y="0.1965in"><text:p text:style-name="P16"><text:span text:style-name="T21">B</text:span></text:p></draw:ellipse><draw:circle draw:style-name="gr3" draw:text-style-name="P17" svg:width="0.3941in" svg:height="0.3941in" svg:x="1.7717in" svg:y="0in"><text:p text:style-name="P16"><text:span text:style-name="T21">x</text:span></text:p></draw:circle><draw:ellipse draw:style-name="gr2" draw:text-style-name="P17" svg:width="0.5906in" svg:height="0.5913in" svg:x="2.3626in" svg:y="0.1965in"><text:p text:style-name="P16"><text:span text:style-name="T21">C</text:span></text:p></draw:ellipse><draw:circle draw:style-name="gr3" draw:text-style-name="P17" svg:width="0.3941in" svg:height="0.3941in" svg:x="2.5591in" svg:y="0in"><text:p text:style-name="P16"><text:span text:style-name="T21">x</text:span></text:p></draw:circle><draw:ellipse draw:style-name="gr3" draw:text-style-name="P17" svg:width="0.3933in" svg:height="0.3941in" svg:x="2.7563in" svg:y="0.5902in"><text:p text:style-name="P16"><text:span text:style-name="T21">y</text:span></text:p></draw:ellipse><draw:circle draw:style-name="gr2" draw:text-style-name="P17" svg:width="0.5913in" svg:height="0.5913in" svg:x="3.1492in" svg:y="0.1965in"><text:p text:style-name="P16"><text:span text:style-name="T21">A</text:span></text:p></draw:circle><draw:circle draw:style-name="gr3" draw:text-style-name="P17" svg:width="0.3941in" svg:height="0.3941in" svg:x="3.3465in" svg:y="0in"><text:p text:style-name="P16"><text:span text:style-name="T21">x</text:span></text:p></draw:circle><draw:line draw:style-name="gr2" draw:text-style-name="P17" svg:x1="3.7402in" svg:y1="0.1969in" svg:x2="4.3307in" svg:y2="0.1969in"><text:p text:style-name="P16"><text:span text:style-name="T21">x.B</text:span></text:p></draw:line><draw:circle draw:style-name="gr2" draw:text-style-name="P17" svg:width="0.5913in" svg:height="0.5913in" svg:x="4.3307in" svg:y="0.1965in"><text:p text:style-name="P16"><text:span text:style-name="T21">B</text:span></text:p></draw:circle><draw:circle draw:style-name="gr3" draw:text-style-name="P17" svg:width="0.3941in" svg:height="0.3941in" svg:x="4.528in" svg:y="0in"><text:p text:style-name="P16"><text:span text:style-name="T21">x</text:span></text:p></draw:circle><draw:line draw:style-name="gr2" draw:text-style-name="P17" svg:x1="4.9213in" svg:y1="0.1969in" svg:x2="5.7087in" svg:y2="0.1969in"><text:p text:style-name="P16"><text:span text:style-name="T21">x.A</text:span></text:p></draw:line><draw:ellipse draw:style-name="gr2" draw:text-style-name="P17" svg:width="0.5906in" svg:height="0.5913in" svg:x="0in" svg:y="1.378in"><text:p text:style-name="P16"><text:span text:style-name="T21">A</text:span></text:p></draw:ellipse><draw:circle draw:style-name="gr3" draw:text-style-name="P17" svg:width="0.3941in" svg:height="0.3941in" svg:x="0.1965in" svg:y="1.1811in"><text:p text:style-name="P16"><text:span text:style-name="T21">y</text:span></text:p></draw:circle><draw:line draw:style-name="gr2" draw:text-style-name="P17" svg:x1="0.5906in" svg:y1="1.378in" svg:x2="1.378in" svg:y2="1.378in"><text:p text:style-name="P16"><text:span text:style-name="T21">y.C</text:span></text:p></draw:line><draw:ellipse draw:style-name="gr2" draw:text-style-name="P17" svg:width="0.5906in" svg:height="0.5913in" svg:x="1.5752in" svg:y="1.378in"><text:p text:style-name="P16"><text:span text:style-name="T21">C</text:span></text:p></draw:ellipse><draw:circle draw:style-name="gr3" draw:text-style-name="P17" svg:width="0.3941in" svg:height="0.3941in" svg:x="1.7717in" svg:y="1.1811in"><text:p text:style-name="P16"><text:span text:style-name="T21">x</text:span></text:p></draw:circle><draw:circle draw:style-name="gr3" draw:text-style-name="P17" svg:width="0.3941in" svg:height="0.3941in" svg:x="1.9689in" svg:y="1.7717in"><text:p text:style-name="P16"><text:span text:style-name="T21">y</text:span></text:p></draw:circle><draw:line draw:style-name="gr2" draw:text-style-name="P17" svg:x1="2.3622in" svg:y1="1.9685in" svg:x2="3.1496in" svg:y2="1.9685in"><text:p text:style-name="P16"><text:span text:style-name="T21">y.A</text:span></text:p></draw:line><draw:circle draw:style-name="gr2" draw:text-style-name="P17" svg:width="0.5906in" svg:height="0.5906in" svg:x="0in" svg:y="2.7563in"><text:p text:style-name="P16"><text:span text:style-name="T21">A</text:span></text:p></draw:circle><draw:circle draw:style-name="gr3" draw:text-style-name="P17" svg:width="0.3941in" svg:height="0.3941in" svg:x="0.1965in" svg:y="2.5591in"><text:p text:style-name="P16"><text:span text:style-name="T21">x</text:span></text:p></draw:circle><draw:line draw:style-name="gr2" draw:text-style-name="P17" svg:x1="0.5906in" svg:y1="2.7559in" svg:x2="1.378in" svg:y2="2.7559in"><text:p text:style-name="P16"><text:span text:style-name="T21">x.C</text:span></text:p></draw:line><draw:circle draw:style-name="gr2" draw:text-style-name="P17" svg:width="0.5906in" svg:height="0.5906in" svg:x="1.5752in" svg:y="2.7563in"><text:p text:style-name="P16"><text:span text:style-name="T21">C</text:span></text:p></draw:circle><draw:circle draw:style-name="gr3" draw:text-style-name="P17" svg:width="0.3941in" svg:height="0.3941in" svg:x="1.7717in" svg:y="2.5591in"><text:p text:style-name="P16"><text:span text:style-name="T21">x</text:span></text:p></draw:circle><draw:circle draw:style-name="gr3" draw:text-style-name="P17" svg:width="0.3941in" svg:height="0.3941in" svg:x="1.9689in" svg:y="3.1492in"><text:p text:style-name="P16"><text:span text:style-name="T21">y</text:span></text:p></draw:circle><draw:line draw:style-name="gr2" draw:text-style-name="P17" svg:x1="2.3622in" svg:y1="3.3465in" svg:x2="3.1496in" svg:y2="3.3465in"><text:p text:style-name="P16"><text:span text:style-name="T21">y.A</text:span></text:p></draw:line><draw:line draw:style-name="gr2" draw:text-style-name="P17" svg:x1="2.1654in" svg:y1="2.7559in" svg:x2="3.1496in" svg:y2="2.7559in"><text:p text:style-name="P16"><text:span text:style-name="T21">x.A</text:span></text:p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2502817" text:continue-numbering="true" text:style-name="WW8Num4">
        <text:list-item>
          <text:p text:style-name="P13"><text:span text:style-name="T6">Fill the</text:span><text:span text:style-name="T9"> </text:span><text:span text:style-name="T6">Contact Map in according to the </text:span><text:span text:style-name="T3">SubViews</text:span><text:span text:style-name="T6"> data.</text:span></text:p>
          <text:p text:style-name="P15"><draw:frame draw:style-name="fr1" draw:name="Графический объект2" text:anchor-type="paragraph" svg:width="4.052in" svg:height="3.5311in" draw:z-index="1"><draw:image xlink:href="Pictures/20000007000028350000230AABE2C6A7.svm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9M50S</meta:editing-duration>
    <meta:editing-cycles>5</meta:editing-cycles>
    <meta:generator>OpenOffice.org/3.1$Win32 OpenOffice.org_project/310m11$Build-9399</meta:generator>
    <dc:date>2009-06-16T22:38:07.47</dc:date>
    <meta:document-statistic meta:table-count="0" meta:image-count="1" meta:object-count="0" meta:page-count="3" meta:paragraph-count="27" meta:word-count="204" meta:character-count="1251"/>
    <meta:user-defined meta:name="Info 1"/>
    <meta:user-defined meta:name="Info 2"/>
    <meta:user-defined meta:name="Info 3"/>
    <meta:user-defined meta:name="Info 4"/>
  </office:meta>
</office:document-meta>
</file>